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3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02391633028808" calcext:value-type="float">
            <text:p>0.0102391633028808</text:p>
          </table:table-cell>
          <table:table-cell table:style-name="ce1" table:formula="of:=AVERAGE([.C3:.C32])" office:value-type="float" office:value="0.953963724772135" calcext:value-type="float">
            <text:p>0.953963724772135</text:p>
          </table:table-cell>
          <table:table-cell table:style-name="ce1" table:formula="of:=AVERAGE([.D3:.D32])" office:value-type="float" office:value="0.131458867090069" calcext:value-type="float">
            <text:p>0.131458867090069</text:p>
          </table:table-cell>
          <table:table-cell table:style-name="ce1" table:formula="of:=AVERAGE([.E3:.E32])" office:value-type="float" office:value="0.0113503609755629" calcext:value-type="float">
            <text:p>0.0113503609755629</text:p>
          </table:table-cell>
          <table:table-cell table:style-name="ce1" table:formula="of:=AVERAGE([.F3:.F32])" office:value-type="float" office:value="0.0197259657099599" calcext:value-type="float">
            <text:p>0.0197259657099599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136436597110754" calcext:value-type="float">
            <text:p>0.0136436597110754</text:p>
          </table:table-cell>
          <table:table-cell office:value-type="float" office:value="0.915611267089844" calcext:value-type="float">
            <text:p>0.915611267089844</text:p>
          </table:table-cell>
          <table:table-cell office:value-type="float" office:value="0.204" calcext:value-type="float">
            <text:p>0.204</text:p>
          </table:table-cell>
          <table:table-cell office:value-type="float" office:value="0.0144108505227465" calcext:value-type="float">
            <text:p>0.0144108505227465</text:p>
          </table:table-cell>
          <table:table-cell office:value-type="float" office:value="0.0269200316706255" calcext:value-type="float">
            <text:p>0.0269200316706255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246305418719212" calcext:value-type="float">
            <text:p>0.00246305418719212</text:p>
          </table:table-cell>
          <table:table-cell office:value-type="float" office:value="0.901123046875" calcext:value-type="float">
            <text:p>0.901123046875</text:p>
          </table:table-cell>
          <table:table-cell office:value-type="float" office:value="0.326530612244898" calcext:value-type="float">
            <text:p>0.326530612244898</text:p>
          </table:table-cell>
          <table:table-cell office:value-type="float" office:value="0.00247563051214606" calcext:value-type="float">
            <text:p>0.00247563051214606</text:p>
          </table:table-cell>
          <table:table-cell office:value-type="float" office:value="0.00491400491400491" calcext:value-type="float">
            <text:p>0.00491400491400491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631683349609" calcext:value-type="float">
            <text:p>0.98263168334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0633393829401089" calcext:value-type="float">
            <text:p>0.0633393829401089</text:p>
          </table:table-cell>
          <table:table-cell office:value-type="float" office:value="0.960624694824219" calcext:value-type="float">
            <text:p>0.960624694824219</text:p>
          </table:table-cell>
          <table:table-cell office:value-type="float" office:value="0.265197568389058" calcext:value-type="float">
            <text:p>0.265197568389058</text:p>
          </table:table-cell>
          <table:table-cell office:value-type="float" office:value="0.0768214836011446" calcext:value-type="float">
            <text:p>0.0768214836011446</text:p>
          </table:table-cell>
          <table:table-cell office:value-type="float" office:value="0.119132957842635" calcext:value-type="float">
            <text:p>0.119132957842635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509018830525273" calcext:value-type="float">
            <text:p>0.0509018830525273</text:p>
          </table:table-cell>
          <table:table-cell office:value-type="float" office:value="0.908672332763672" calcext:value-type="float">
            <text:p>0.908672332763672</text:p>
          </table:table-cell>
          <table:table-cell office:value-type="float" office:value="0.45808062789868" calcext:value-type="float">
            <text:p>0.45808062789868</text:p>
          </table:table-cell>
          <table:table-cell office:value-type="float" office:value="0.0541635029106555" calcext:value-type="float">
            <text:p>0.0541635029106555</text:p>
          </table:table-cell>
          <table:table-cell office:value-type="float" office:value="0.0968727601946509" calcext:value-type="float">
            <text:p>0.0968727601946509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255855983557178" calcext:value-type="float">
            <text:p>0.0255855983557178</text:p>
          </table:table-cell>
          <table:table-cell office:value-type="float" office:value="0.895107269287109" calcext:value-type="float">
            <text:p>0.895107269287109</text:p>
          </table:table-cell>
          <table:table-cell office:value-type="float" office:value="0.237032173342088" calcext:value-type="float">
            <text:p>0.237032173342088</text:p>
          </table:table-cell>
          <table:table-cell office:value-type="float" office:value="0.0278818304692025" calcext:value-type="float">
            <text:p>0.0278818304692025</text:p>
          </table:table-cell>
          <table:table-cell office:value-type="float" office:value="0.0498946131785356" calcext:value-type="float">
            <text:p>0.0498946131785356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0911896745230079" calcext:value-type="float">
            <text:p>0.00911896745230079</text:p>
          </table:table-cell>
          <table:table-cell office:value-type="float" office:value="0.919170379638672" calcext:value-type="float">
            <text:p>0.919170379638672</text:p>
          </table:table-cell>
          <table:table-cell office:value-type="float" office:value="0.199386503067485" calcext:value-type="float">
            <text:p>0.199386503067485</text:p>
          </table:table-cell>
          <table:table-cell office:value-type="float" office:value="0.00946555992427552" calcext:value-type="float">
            <text:p>0.00946555992427552</text:p>
          </table:table-cell>
          <table:table-cell office:value-type="float" office:value="0.0180731266509106" calcext:value-type="float">
            <text:p>0.0180731266509106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5395287381634" calcext:value-type="float">
            <text:p>0.005395287381634</text:p>
          </table:table-cell>
          <table:table-cell office:value-type="float" office:value="0.931083679199219" calcext:value-type="float">
            <text:p>0.931083679199219</text:p>
          </table:table-cell>
          <table:table-cell office:value-type="float" office:value="0.53551912568306" calcext:value-type="float">
            <text:p>0.53551912568306</text:p>
          </table:table-cell>
          <table:table-cell office:value-type="float" office:value="0.0054206537972233" calcext:value-type="float">
            <text:p>0.0054206537972233</text:p>
          </table:table-cell>
          <table:table-cell office:value-type="float" office:value="0.0107326689300186" calcext:value-type="float">
            <text:p>0.0107326689300186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" calcext:value-type="float">
            <text:p>0</text:p>
          </table:table-cell>
          <table:table-cell office:value-type="float" office:value="0.929676055908203" calcext:value-type="float">
            <text:p>0.929676055908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3036041259766" calcext:value-type="float">
            <text:p>0.983036041259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129449838187702" calcext:value-type="float">
            <text:p>0.00129449838187702</text:p>
          </table:table-cell>
          <table:table-cell office:value-type="float" office:value="0.888164520263672" calcext:value-type="float">
            <text:p>0.888164520263672</text:p>
          </table:table-cell>
          <table:table-cell office:value-type="float" office:value="0.24203821656051" calcext:value-type="float">
            <text:p>0.24203821656051</text:p>
          </table:table-cell>
          <table:table-cell office:value-type="float" office:value="0.00129976741004241" calcext:value-type="float">
            <text:p>0.00129976741004241</text:p>
          </table:table-cell>
          <table:table-cell office:value-type="float" office:value="0.00258564964447317" calcext:value-type="float">
            <text:p>0.00258564964447317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" calcext:value-type="float">
            <text:p>0</text:p>
          </table:table-cell>
          <table:table-cell office:value-type="float" office:value="0.987117767333984" calcext:value-type="float">
            <text:p>0.98711776733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0712890625" calcext:value-type="float">
            <text:p>0.980712890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210188616627026" calcext:value-type="float">
            <text:p>0.00210188616627026</text:p>
          </table:table-cell>
          <table:table-cell office:value-type="float" office:value="0.931179046630859" calcext:value-type="float">
            <text:p>0.931179046630859</text:p>
          </table:table-cell>
          <table:table-cell office:value-type="float" office:value="0.180952380952381" calcext:value-type="float">
            <text:p>0.180952380952381</text:p>
          </table:table-cell>
          <table:table-cell office:value-type="float" office:value="0.00212207516613615" calcext:value-type="float">
            <text:p>0.00212207516613615</text:p>
          </table:table-cell>
          <table:table-cell office:value-type="float" office:value="0.00419495501462715" calcext:value-type="float">
            <text:p>0.00419495501462715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229525299947835" calcext:value-type="float">
            <text:p>0.00229525299947835</text:p>
          </table:table-cell>
          <table:table-cell office:value-type="float" office:value="0.963520050048828" calcext:value-type="float">
            <text:p>0.963520050048828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0264200792602378" calcext:value-type="float">
            <text:p>0.00264200792602378</text:p>
          </table:table-cell>
          <table:table-cell office:value-type="float" office:value="0.00457999375455397" calcext:value-type="float">
            <text:p>0.00457999375455397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50871969374734" calcext:value-type="float">
            <text:p>0.0450871969374734</text:p>
          </table:table-cell>
          <table:table-cell office:value-type="float" office:value="0.897232055664063" calcext:value-type="float">
            <text:p>0.897232055664063</text:p>
          </table:table-cell>
          <table:table-cell office:value-type="float" office:value="0.322515212981744" calcext:value-type="float">
            <text:p>0.322515212981744</text:p>
          </table:table-cell>
          <table:table-cell office:value-type="float" office:value="0.049804228660924" calcext:value-type="float">
            <text:p>0.049804228660924</text:p>
          </table:table-cell>
          <table:table-cell office:value-type="float" office:value="0.0862840862840863" calcext:value-type="float">
            <text:p>0.0862840862840863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238918918918919" calcext:value-type="float">
            <text:p>0.0238918918918919</text:p>
          </table:table-cell>
          <table:table-cell office:value-type="float" office:value="0.965557098388672" calcext:value-type="float">
            <text:p>0.965557098388672</text:p>
          </table:table-cell>
          <table:table-cell office:value-type="float" office:value="0.150647580095433" calcext:value-type="float">
            <text:p>0.150647580095433</text:p>
          </table:table-cell>
          <table:table-cell office:value-type="float" office:value="0.0276111944027986" calcext:value-type="float">
            <text:p>0.0276111944027986</text:p>
          </table:table-cell>
          <table:table-cell office:value-type="float" office:value="0.0466687783760955" calcext:value-type="float">
            <text:p>0.0466687783760955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115384615384615" calcext:value-type="float">
            <text:p>0.0115384615384615</text:p>
          </table:table-cell>
          <table:table-cell office:value-type="float" office:value="0.990196228027344" calcext:value-type="float">
            <text:p>0.990196228027344</text:p>
          </table:table-cell>
          <table:table-cell office:value-type="float" office:value="0.138248847926267" calcext:value-type="float">
            <text:p>0.138248847926267</text:p>
          </table:table-cell>
          <table:table-cell office:value-type="float" office:value="0.0124326564442603" calcext:value-type="float">
            <text:p>0.0124326564442603</text:p>
          </table:table-cell>
          <table:table-cell office:value-type="float" office:value="0.0228136882129278" calcext:value-type="float">
            <text:p>0.0228136882129278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144346431435445" calcext:value-type="float">
            <text:p>0.0144346431435445</text:p>
          </table:table-cell>
          <table:table-cell office:value-type="float" office:value="0.990623474121094" calcext:value-type="float">
            <text:p>0.990623474121094</text:p>
          </table:table-cell>
          <table:table-cell office:value-type="float" office:value="0.349514563106796" calcext:value-type="float">
            <text:p>0.349514563106796</text:p>
          </table:table-cell>
          <table:table-cell office:value-type="float" office:value="0.0148331273176761" calcext:value-type="float">
            <text:p>0.0148331273176761</text:p>
          </table:table-cell>
          <table:table-cell office:value-type="float" office:value="0.0284584980237154" calcext:value-type="float">
            <text:p>0.0284584980237154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9364624023438" calcext:value-type="float">
            <text:p>0.989364624023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360832349468713" calcext:value-type="float">
            <text:p>0.0360832349468713</text:p>
          </table:table-cell>
          <table:table-cell office:value-type="float" office:value="0.900337219238281" calcext:value-type="float">
            <text:p>0.900337219238281</text:p>
          </table:table-cell>
          <table:table-cell office:value-type="float" office:value="0.316915100453662" calcext:value-type="float">
            <text:p>0.316915100453662</text:p>
          </table:table-cell>
          <table:table-cell office:value-type="float" office:value="0.0391262602016323" calcext:value-type="float">
            <text:p>0.0391262602016323</text:p>
          </table:table-cell>
          <table:table-cell office:value-type="float" office:value="0.0696531586069368" calcext:value-type="float">
            <text:p>0.0696531586069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2:25.152929129</dc:date>
    <meta:editing-duration>PT10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